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40000008DAA63A79A39D1D7DB.png" manifest:media-type="image/png"/>
  <manifest:file-entry manifest:full-path="Pictures/10000001000005640000008DC56CACD7159F7E44.png" manifest:media-type="image/png"/>
  <manifest:file-entry manifest:full-path="Pictures/10000001000005640000008D16EEC16876761CD6.png" manifest:media-type="image/png"/>
  <manifest:file-entry manifest:full-path="Pictures/10000001000005640000008DF4BFDE89FF7A97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7d8d" officeooo:paragraph-rsid="001d7d8d"/>
    </style:style>
    <style:style style:name="P2" style:family="paragraph" style:parent-style-name="Standard">
      <style:paragraph-properties fo:text-align="start" style:justify-single-word="false"/>
      <style:text-properties officeooo:rsid="001d7d8d" officeooo:paragraph-rsid="001d7d8d"/>
    </style:style>
    <style:style style:name="P3" style:family="paragraph" style:parent-style-name="Standard">
      <style:paragraph-properties fo:text-align="start" style:justify-single-word="false"/>
      <style:text-properties officeooo:rsid="001e0c66" officeooo:paragraph-rsid="001e0c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</text:p>
      <text:p text:style-name="P2"/>
      <text:p text:style-name="P2">Question 1</text:p>
      <text:p text:style-name="P2"/>
      <text:p text:style-name="P2">server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unistd.h&gt;</text:p>
      <text:p text:style-name="P2">#include &lt;arpa/inet.h&gt;</text:p>
      <text:p text:style-name="P2"/>
      <text:p text:style-name="P2">void sortArray(int arr[], int size) {</text:p>
      <text:p text:style-name="P2"><text:s text:c="4"/>for (int i = 0; i &lt; size - 1; i++) {</text:p>
      <text:p text:style-name="P2"><text:s text:c="8"/>for (int j = 0; j &lt; size - i - 1; j++) {</text:p>
      <text:p text:style-name="P2"><text:s text:c="12"/>if (arr[j] &gt; arr[j + 1]) {</text:p>
      <text:p text:style-name="P2"><text:s text:c="16"/>int temp = arr[j];</text:p>
      <text:p text:style-name="P2"><text:s text:c="16"/>arr[j] = arr[j + 1];</text:p>
      <text:p text:style-name="P2"><text:s text:c="16"/>arr[j + 1] = temp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>int main() {</text:p>
      <text:p text:style-name="P2"><text:s text:c="4"/>int sockfd, newsockfd;</text:p>
      <text:p text:style-name="P2"><text:s text:c="4"/>struct sockaddr_in seraddr, clientAddr;</text:p>
      <text:p text:style-name="P2"><text:s text:c="4"/>socklen_t addrSize = sizeof(clientAddr);</text:p>
      <text:p text:style-name="P2"><text:s text:c="4"/>pid_t childPid;</text:p>
      <text:p text:style-name="P2"/>
      <text:p text:style-name="P2"><text:s text:c="4"/>sockfd = socket(AF_INET, SOCK_STREAM, 0);</text:p>
      <text:p text:style-name="P2"><text:s text:c="4"/>if (sockfd == -1) {</text:p>
      <text:p text:style-name="P2"><text:s text:c="8"/>perror("Error creating socket");</text:p>
      <text:p text:style-name="P2"><text:s text:c="8"/>exit(1);</text:p>
      <text:p text:style-name="P2"><text:s text:c="4"/>}</text:p>
      <text:p text:style-name="P2"/>
      <text:p text:style-name="P2"><text:s text:c="4"/>seraddr.sin_family = AF_INET;</text:p>
      <text:p text:style-name="P2"><text:s text:c="4"/>seraddr.sin_port = htons(10200); // Choose any available port</text:p>
      <text:p text:style-name="P2"><text:s text:c="4"/>seraddr.sin_addr.s_addr = INADDR_ANY;</text:p>
      <text:p text:style-name="P2"/>
      <text:p text:style-name="P2"><text:s text:c="4"/>if (bind(sockfd, (struct sockaddr*)&amp;seraddr, sizeof(seraddr)) == -1) {</text:p>
      <text:p text:style-name="P2"><text:s text:c="8"/>perror("Error binding");</text:p>
      <text:p text:style-name="P2"><text:s text:c="8"/>close(sockfd);</text:p>
      <text:p text:style-name="P2"><text:s text:c="8"/>exit(1);</text:p>
      <text:p text:style-name="P2"><text:s text:c="4"/>}</text:p>
      <text:p text:style-name="P2"/>
      <text:p text:style-name="P2"><text:s text:c="4"/>if (listen(sockfd, 10) == -1) {</text:p>
      <text:p text:style-name="P2"><text:s text:c="8"/>perror("Error listening");</text:p>
      <text:p text:style-name="P2"><text:s text:c="8"/>close(sockfd);</text:p>
      <text:p text:style-name="P2"><text:s text:c="8"/>exit(1);</text:p>
      <text:p text:style-name="P2"><text:s text:c="4"/>}</text:p>
      <text:p text:style-name="P2"/>
      <text:p text:style-name="P2"><text:soft-page-break/><text:s text:c="4"/>printf("Server is listening...\n");</text:p>
      <text:p text:style-name="P2"/>
      <text:p text:style-name="P2"><text:s text:c="4"/>while (1) {</text:p>
      <text:p text:style-name="P2"><text:s text:c="8"/>newsockfd = accept(sockfd, (struct sockaddr*)&amp;clientAddr, &amp;addrSize);</text:p>
      <text:p text:style-name="P2"><text:s text:c="8"/>if (newsockfd == -1) {</text:p>
      <text:p text:style-name="P2"><text:s text:c="12"/>perror("Error accepting connection");</text:p>
      <text:p text:style-name="P2"><text:s text:c="12"/>continue;</text:p>
      <text:p text:style-name="P2"><text:s text:c="8"/>}</text:p>
      <text:p text:style-name="P2"/>
      <text:p text:style-name="P2"><text:s text:c="8"/>// Fork a child process to handle the client</text:p>
      <text:p text:style-name="P2"><text:s text:c="8"/>childPid = fork();</text:p>
      <text:p text:style-name="P2"><text:s text:c="8"/>if (childPid == -1) {</text:p>
      <text:p text:style-name="P2"><text:s text:c="12"/>perror("Error forking");</text:p>
      <text:p text:style-name="P2"><text:s text:c="12"/>close(newsockfd);</text:p>
      <text:p text:style-name="P2"><text:s text:c="12"/>continue;</text:p>
      <text:p text:style-name="P2"><text:s text:c="8"/>} </text:p>
      <text:p text:style-name="P2"><text:s text:c="8"/>else if (childPid == 0) { </text:p>
      <text:p text:style-name="P2"><text:s text:c="12"/>close(sockfd); </text:p>
      <text:p text:style-name="P2"/>
      <text:p text:style-name="P2"><text:s text:c="12"/>int arrSize;</text:p>
      <text:p text:style-name="P2"><text:s text:c="12"/>read(newsockfd, &amp;arrSize, sizeof(arrSize));</text:p>
      <text:p text:style-name="P2"/>
      <text:p text:style-name="P2"><text:s text:c="12"/>int arr[arrSize];</text:p>
      <text:p text:style-name="P2"><text:s text:c="12"/>read(newsockfd, arr, sizeof(arr));</text:p>
      <text:p text:style-name="P2"/>
      <text:p text:style-name="P2"><text:s text:c="12"/>sortArray(arr, arrSize);</text:p>
      <text:p text:style-name="P2"/>
      <text:p text:style-name="P2"><text:s text:c="12"/>int processId = getpid();</text:p>
      <text:p text:style-name="P2"><text:s text:c="12"/>write(newsockfd, &amp;processId, sizeof(processId));</text:p>
      <text:p text:style-name="P2"><text:s text:c="12"/>write(newsockfd, arr, sizeof(arr));</text:p>
      <text:p text:style-name="P2"/>
      <text:p text:style-name="P2"><text:s text:c="12"/>printf("Sorted array sent to client from process %d\n", processId);</text:p>
      <text:p text:style-name="P2"/>
      <text:p text:style-name="P2"><text:s text:c="12"/>close(newsockfd);</text:p>
      <text:p text:style-name="P2"><text:s text:c="12"/>exit(0);</text:p>
      <text:p text:style-name="P2"><text:s text:c="8"/>} </text:p>
      <text:p text:style-name="P2"><text:s text:c="8"/>else </text:p>
      <text:p text:style-name="P2"><text:s text:c="12"/>close(newsockfd); </text:p>
      <text:p text:style-name="P2"><text:s text:c="8"/></text:p>
      <text:p text:style-name="P2"><text:s text:c="4"/>}</text:p>
      <text:p text:style-name="P2"/>
      <text:p text:style-name="P2"><text:s text:c="4"/>close(sockfd);</text:p>
      <text:p text:style-name="P2"/>
      <text:p text:style-name="P2"><text:s text:c="4"/>return 0;</text:p>
      <text:p text:style-name="P2">}</text:p>
      <text:p text:style-name="P2"/>
      <text:p text:style-name="P2"/>
      <text:p text:style-name="P2">client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<text:soft-page-break/>#include &lt;unistd.h&gt;</text:p>
      <text:p text:style-name="P2">#include &lt;arpa/inet.h&gt;</text:p>
      <text:p text:style-name="P2"/>
      <text:p text:style-name="P2">int main() {</text:p>
      <text:p text:style-name="P2"><text:s text:c="4"/>int sockfd;</text:p>
      <text:p text:style-name="P2"><text:s text:c="4"/>struct sockaddr_in address;</text:p>
      <text:p text:style-name="P2"><text:s text:c="4"/>// Create socket</text:p>
      <text:p text:style-name="P2"><text:s text:c="4"/>sockfd = socket(AF_INET, SOCK_STREAM, 0);</text:p>
      <text:p text:style-name="P2"><text:s text:c="4"/>// if (clientSocket == -1) {</text:p>
      <text:p text:style-name="P2"><text:s text:c="4"/>// <text:s text:c="4"/>perror("Error creating socket");</text:p>
      <text:p text:style-name="P2"><text:s text:c="4"/>// <text:s text:c="4"/>exit(1);</text:p>
      <text:p text:style-name="P2"><text:s text:c="4"/>// }</text:p>
      <text:p text:style-name="P2"><text:s text:c="4"/></text:p>
      <text:p text:style-name="P2"><text:s text:c="4"/>// Configure server address</text:p>
      <text:p text:style-name="P2"><text:s text:c="4"/>address.sin_family = AF_INET;</text:p>
      <text:p text:style-name="P2"><text:s text:c="4"/>address.sin_port = htons(10200); // Use the same port as the server</text:p>
      <text:p text:style-name="P2"><text:s text:c="4"/>address.sin_addr.s_addr = inet_addr("172.16.58.96"); // Use server IP</text:p>
      <text:p text:style-name="P2"><text:s text:c="4"/></text:p>
      <text:p text:style-name="P2"><text:s text:c="4"/>// Connect to the server</text:p>
      <text:p text:style-name="P2"><text:s text:c="4"/>if (connect(sockfd, (struct sockaddr*)&amp;address, sizeof(address)) == -1) {</text:p>
      <text:p text:style-name="P2"><text:s text:c="8"/>perror("Error connecting");</text:p>
      <text:p text:style-name="P2"><text:s text:c="8"/>close(sockfd);</text:p>
      <text:p text:style-name="P2"><text:s text:c="8"/>exit(1);</text:p>
      <text:p text:style-name="P2"><text:s text:c="4"/>}</text:p>
      <text:p text:style-name="P2"><text:s text:c="4"/></text:p>
      <text:p text:style-name="P2"><text:s text:c="4"/>int arrSize;</text:p>
      <text:p text:style-name="P2"><text:s text:c="4"/>printf("Enter the size of the array: ");</text:p>
      <text:p text:style-name="P2"><text:s text:c="4"/>scanf("%d", &amp;arrSize);</text:p>
      <text:p text:style-name="P2"><text:s text:c="4"/></text:p>
      <text:p text:style-name="P2"><text:s text:c="4"/>int arr[arrSize];</text:p>
      <text:p text:style-name="P2"><text:s text:c="4"/>printf("Enter %d integers: ", arrSize);</text:p>
      <text:p text:style-name="P2"><text:s text:c="4"/>for (int i = 0; i &lt; arrSize; i++) {</text:p>
      <text:p text:style-name="P2"><text:s text:c="8"/>scanf("%d", &amp;arr[i]);</text:p>
      <text:p text:style-name="P2"><text:s text:c="4"/>}</text:p>
      <text:p text:style-name="P2"><text:s text:c="4"/></text:p>
      <text:p text:style-name="P2"><text:s text:c="4"/>write(sockfd, &amp;arrSize, sizeof(arrSize));</text:p>
      <text:p text:style-name="P2"><text:tab/>write(sockfd, arr, sizeof(arr));</text:p>
      <text:p text:style-name="P2"><text:s text:c="4"/></text:p>
      <text:p text:style-name="P2"><text:s text:c="4"/>int processId;</text:p>
      <text:p text:style-name="P2"><text:s text:c="4"/>read(sockfd, &amp;processId, sizeof(processId));</text:p>
      <text:p text:style-name="P2"><text:tab/>read(sockfd, arr, sizeof(arr));</text:p>
      <text:p text:style-name="P2"><text:s text:c="4"/></text:p>
      <text:p text:style-name="P2"><text:s text:c="4"/>printf("Sorted array received from server (process %d): ", processId);</text:p>
      <text:p text:style-name="P2"><text:s text:c="4"/>for (int i = 0; i &lt; arrSize; i++) {</text:p>
      <text:p text:style-name="P2"><text:s text:c="8"/>printf("%d ", arr[i]);</text:p>
      <text:p text:style-name="P2"><text:s text:c="4"/>}</text:p>
      <text:p text:style-name="P2"><text:s text:c="4"/>printf("\n");</text:p>
      <text:p text:style-name="P2"><text:s text:c="4"/></text:p>
      <text:p text:style-name="P2"><text:s text:c="4"/>close(sockfd);</text:p>
      <text:p text:style-name="P2"><text:s text:c="4"/></text:p>
      <text:p text:style-name="P2"><text:s text:c="4"/>return 0;</text:p>
      <text:p text:style-name="P2">}</text:p>
      <text:p text:style-name="P2"><draw:frame draw:style-name="fr1" draw:name="Image1" text:anchor-type="char" svg:x="-1.397cm" svg:y="-1.058cm" svg:width="19.001cm" svg:height="3.318cm" draw:z-index="0"><draw:image xlink:href="Pictures/10000001000005640000008DF4BFDE89FF7A974A.png" xlink:type="simple" xlink:show="embed" xlink:actuate="onLoad" draw:mime-type="image/png"/></draw:frame><text:soft-page-break/></text:p>
      <text:p text:style-name="P2"/>
      <text:p text:style-name="P2"/>
      <text:p text:style-name="P2">Question 2</text:p>
      <text:p text:style-name="P2"/>
      <text:p text:style-name="P2">server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unistd.h&gt;</text:p>
      <text:p text:style-name="P2">#include &lt;pthread.h&gt;</text:p>
      <text:p text:style-name="P2">#include &lt;arpa/inet.h&gt;</text:p>
      <text:p text:style-name="P2">#define PORTNO 10200</text:p>
      <text:p text:style-name="P2"/>
      <text:p text:style-name="P2">int calculate(int op1,int op2, char op){</text:p>
      <text:p text:style-name="P2"><text:s text:c="4"/>switch (op){</text:p>
      <text:p text:style-name="P2"><text:s text:c="4"/>case '+':</text:p>
      <text:p text:style-name="P2"><text:s text:c="8"/>return op1+op2;</text:p>
      <text:p text:style-name="P2"><text:s text:c="4"/>case '-':</text:p>
      <text:p text:style-name="P2"><text:s text:c="8"/>return op1-op2;</text:p>
      <text:p text:style-name="P2"><text:s text:c="4"/>case '*':</text:p>
      <text:p text:style-name="P2"><text:s text:c="8"/>return op1*op2;</text:p>
      <text:p text:style-name="P2"><text:s text:c="4"/>case '/':</text:p>
      <text:p text:style-name="P2"><text:s text:c="8"/>return op1/op2;</text:p>
      <text:p text:style-name="P2"><text:s text:c="4"/>}</text:p>
      <text:p text:style-name="P2">}</text:p>
      <text:p text:style-name="P2"/>
      <text:p text:style-name="P2">int main() {</text:p>
      <text:p text:style-name="P2"><text:s text:c="4"/>int sockfd,newsockfd,portno,clilen,n=1;</text:p>
      <text:p text:style-name="P2"><text:s text:c="4"/>char buf[256];</text:p>
      <text:p text:style-name="P2"><text:s text:c="4"/>struct sockaddr_in seraddr,cliaddr;</text:p>
      <text:p text:style-name="P2"><text:s text:c="4"/>int i,value;</text:p>
      <text:p text:style-name="P2"><text:s text:c="4"/>sockfd = socket(AF_INET,SOCK_STREAM,0);</text:p>
      <text:p text:style-name="P2"><text:s text:c="4"/>seraddr.sin_family = AF_INET;</text:p>
      <text:p text:style-name="P2"><text:s text:c="4"/>seraddr.sin_addr.s_addr = inet_addr("127.0.0.1");</text:p>
      <text:p text:style-name="P2"><text:s text:c="4"/>seraddr.sin_port = htons(PORTNO);</text:p>
      <text:p text:style-name="P2"><text:s text:c="4"/>bind(sockfd,(struct sockaddr *)&amp;seraddr,sizeof(seraddr));</text:p>
      <text:p text:style-name="P2"><text:s text:c="4"/>listen(sockfd,5);</text:p>
      <text:p text:style-name="P2"><text:s text:c="4"/>while (1) </text:p>
      <text:p text:style-name="P2"><text:s text:c="4"/>{</text:p>
      <text:p text:style-name="P2"><text:s text:c="8"/>clilen = sizeof(clilen);</text:p>
      <text:p text:style-name="P2"><text:s text:c="8"/>newsockfd = accept(sockfd, (struct sockaddr *)&amp;cliaddr, &amp;clilen);</text:p>
      <text:p text:style-name="P2"><text:s text:c="8"/>if(fork()==0){</text:p>
      <text:p text:style-name="P2"><text:s text:c="12"/>char buffer[1024];</text:p>
      <text:p text:style-name="P2"><text:s text:c="12"/>read(newsockfd, buffer, sizeof(buffer)); <text:s text:c="7"/></text:p>
      <text:p text:style-name="P2"><text:s text:c="12"/>int operand1, operand2;</text:p>
      <text:p text:style-name="P2"><text:s text:c="12"/>char operator;</text:p>
      <text:p text:style-name="P2"><text:soft-page-break/><text:s text:c="12"/>sscanf(buffer, "%d,%d %c", &amp;operand1, &amp;operand2, &amp;operator);</text:p>
      <text:p text:style-name="P2"><text:s text:c="12"/>int ans = <text:s/>calculate(operand1,operand2,operator);</text:p>
      <text:p text:style-name="P2"><text:s text:c="12"/>char result_str[10];</text:p>
      <text:p text:style-name="P2"><text:s text:c="12"/>sprintf(result_str, "%d", ans);</text:p>
      <text:p text:style-name="P2"><text:s text:c="12"/>write(newsockfd, result_str, sizeof(result_str));</text:p>
      <text:p text:style-name="P2"><text:s text:c="12"/>close(newsockfd);</text:p>
      <text:p text:style-name="P2"><text:s text:c="8"/>}</text:p>
      <text:p text:style-name="P2"><text:s text:c="8"/>else</text:p>
      <text:p text:style-name="P2"><text:s text:c="12"/>close(newsockfd);</text:p>
      <text:p text:style-name="P2"><text:s text:c="4"/>}</text:p>
      <text:p text:style-name="P2"><text:s text:c="4"/>close(sockfd);</text:p>
      <text:p text:style-name="P2"><text:s text:c="4"/>return 0;</text:p>
      <text:p text:style-name="P2">}</text:p>
      <text:p text:style-name="P2"/>
      <text:p text:style-name="P2"/>
      <text:p text:style-name="P2">client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unistd.h&gt;</text:p>
      <text:p text:style-name="P2">#include &lt;arpa/inet.h&gt;</text:p>
      <text:p text:style-name="P2"/>
      <text:p text:style-name="P2">int main() {</text:p>
      <text:p text:style-name="P2"><text:s text:c="4"/>int len,result,sockfd,n=1;</text:p>
      <text:p text:style-name="P2"><text:s text:c="4"/>struct sockaddr_in address;</text:p>
      <text:p text:style-name="P2"><text:s text:c="4"/>sockfd = socket(AF_INET, SOCK_STREAM, 0);</text:p>
      <text:p text:style-name="P2"><text:s text:c="4"/>address.sin_family = AF_INET;</text:p>
      <text:p text:style-name="P2"><text:s text:c="4"/>address.sin_addr.s_addr = inet_addr("127.0.0.1");</text:p>
      <text:p text:style-name="P2"><text:s text:c="4"/>address.sin_port = htons(10200);</text:p>
      <text:p text:style-name="P2"><text:s text:c="4"/>len = sizeof(address);</text:p>
      <text:p text:style-name="P2"><text:s text:c="4"/>result=connect(sockfd,(struct sockaddr *)&amp;address,len);</text:p>
      <text:p text:style-name="P2"><text:s text:c="4"/>if(result==-1){</text:p>
      <text:p text:style-name="P2"><text:tab/><text:tab/>perror("\nCLIENT ERROR");</text:p>
      <text:p text:style-name="P2"><text:tab/><text:tab/>exit(1);</text:p>
      <text:p text:style-name="P2"><text:tab/>}</text:p>
      <text:p text:style-name="P2"><text:s text:c="4"/>int operand1, operand2;</text:p>
      <text:p text:style-name="P2"><text:s text:c="4"/>char operator;</text:p>
      <text:p text:style-name="P2"><text:s text:c="4"/>printf("Enter the first operand: ");</text:p>
      <text:p text:style-name="P2"><text:s text:c="4"/>scanf("%d", &amp;operand1);</text:p>
      <text:p text:style-name="P2"><text:s text:c="4"/>printf("Enter the second operand: ");</text:p>
      <text:p text:style-name="P2"><text:s text:c="4"/>scanf("%d", &amp;operand2);</text:p>
      <text:p text:style-name="P2"><text:s text:c="4"/>printf("Enter the operator (+, -, *, /): ");</text:p>
      <text:p text:style-name="P2"><text:s text:c="4"/>scanf(" %c", &amp;operator);</text:p>
      <text:p text:style-name="P2"><text:s text:c="4"/>char data[1024];</text:p>
      <text:p text:style-name="P2"><text:s text:c="4"/>sprintf(data, "%d,%d %c", operand1, operand2, operator);</text:p>
      <text:p text:style-name="P2"><text:s text:c="4"/>write(sockfd, data, sizeof(data));</text:p>
      <text:p text:style-name="P2"><text:s text:c="4"/>char ans[10];</text:p>
      <text:p text:style-name="P2"><text:s text:c="4"/>read(sockfd, ans, sizeof(ans));</text:p>
      <text:p text:style-name="P2"><text:s text:c="4"/>printf("Answer: %s\n", ans);</text:p>
      <text:p text:style-name="P2"><text:s text:c="4"/>close(sockfd);</text:p>
      <text:p text:style-name="P2"><text:s text:c="4"/>return 0;</text:p>
      <text:p text:style-name="P2"><text:soft-page-break/>}</text:p>
      <text:p text:style-name="P2"><draw:frame draw:style-name="fr1" draw:name="Image2" text:anchor-type="char" svg:x="-2cm" svg:y="0.231cm" svg:width="21.001cm" svg:height="3.21cm" draw:z-index="1"><draw:image xlink:href="Pictures/10000001000005640000008D16EEC16876761CD6.png" xlink:type="simple" xlink:show="embed" xlink:actuate="onLoad" draw:mime-type="image/png"/></draw:frame></text:p>
      <text:p text:style-name="P2"/>
      <text:p text:style-name="P2">Question 3</text:p>
      <text:p text:style-name="P2"/>
      <text:p text:style-name="P2">server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unistd.h&gt;</text:p>
      <text:p text:style-name="P2">#include &lt;time.h&gt;</text:p>
      <text:p text:style-name="P2">#include &lt;arpa/inet.h&gt;</text:p>
      <text:p text:style-name="P2"/>
      <text:p text:style-name="P2">int main() {</text:p>
      <text:p text:style-name="P2"><text:s text:c="4"/>int sockfd, newsockfd;</text:p>
      <text:p text:style-name="P2"><text:s text:c="4"/>struct sockaddr_in addr, clientAddr;</text:p>
      <text:p text:style-name="P2"><text:s text:c="4"/>socklen_t addrSize = sizeof(clientAddr);</text:p>
      <text:p text:style-name="P2"><text:s text:c="4"/>pid_t childPid;</text:p>
      <text:p text:style-name="P2"/>
      <text:p text:style-name="P2"><text:s text:c="4"/>// Create socket</text:p>
      <text:p text:style-name="P2"><text:s text:c="4"/>sockfd = socket(AF_INET, SOCK_STREAM, 0);</text:p>
      <text:p text:style-name="P2"><text:s text:c="4"/>if (sockfd == -1) {</text:p>
      <text:p text:style-name="P2"><text:s text:c="8"/>perror("Error creating socket");</text:p>
      <text:p text:style-name="P2"><text:s text:c="8"/>exit(1);</text:p>
      <text:p text:style-name="P2"><text:s text:c="4"/>}</text:p>
      <text:p text:style-name="P2"/>
      <text:p text:style-name="P2"><text:s text:c="4"/>// Configure server address</text:p>
      <text:p text:style-name="P2"><text:s text:c="4"/>addr.sin_family = AF_INET;</text:p>
      <text:p text:style-name="P2"><text:s text:c="4"/>addr.sin_port = htons(10200); // Choose any available port</text:p>
      <text:p text:style-name="P2"><text:s text:c="4"/>addr.sin_addr.s_addr = INADDR_ANY;</text:p>
      <text:p text:style-name="P2"/>
      <text:p text:style-name="P2"><text:s text:c="4"/>// Bind the socket</text:p>
      <text:p text:style-name="P2"><text:s text:c="4"/>if (bind(sockfd, (struct sockaddr*)&amp;addr, sizeof(addr)) == -1) {</text:p>
      <text:p text:style-name="P2"><text:s text:c="8"/>perror("Error binding");</text:p>
      <text:p text:style-name="P2"><text:s text:c="8"/>close(sockfd);</text:p>
      <text:p text:style-name="P2"><text:s text:c="8"/>exit(1);</text:p>
      <text:p text:style-name="P2"><text:s text:c="4"/>}</text:p>
      <text:p text:style-name="P2"/>
      <text:p text:style-name="P2"><text:s text:c="4"/>// Listen for incoming connections</text:p>
      <text:p text:style-name="P2"><text:s text:c="4"/>if (listen(sockfd, 10) == -1) {</text:p>
      <text:p text:style-name="P2"><text:s text:c="8"/>perror("Error listening");</text:p>
      <text:p text:style-name="P2"><text:s text:c="8"/>close(sockfd);</text:p>
      <text:p text:style-name="P2"><text:s text:c="8"/>exit(1);</text:p>
      <text:p text:style-name="P2"><text:s text:c="4"/>}</text:p>
      <text:p text:style-name="P2"><text:soft-page-break/></text:p>
      <text:p text:style-name="P2"><text:s text:c="4"/>printf("Server is listening...\n");</text:p>
      <text:p text:style-name="P2"/>
      <text:p text:style-name="P2"><text:s text:c="4"/>while (1) {</text:p>
      <text:p text:style-name="P2"><text:s text:c="8"/>// Accept incoming connection</text:p>
      <text:p text:style-name="P2"><text:s text:c="8"/>newsockfd = accept(sockfd, (struct sockaddr*)&amp;clientAddr, &amp;addrSize);</text:p>
      <text:p text:style-name="P2"><text:s text:c="8"/>if (newsockfd == -1) {</text:p>
      <text:p text:style-name="P2"><text:s text:c="12"/>perror("Error accepting connection");</text:p>
      <text:p text:style-name="P2"><text:s text:c="12"/>continue;</text:p>
      <text:p text:style-name="P2"><text:s text:c="8"/>}</text:p>
      <text:p text:style-name="P2"/>
      <text:p text:style-name="P2"><text:s text:c="8"/>// Fork a child process to handle the client</text:p>
      <text:p text:style-name="P2"><text:s text:c="8"/>childPid = fork();</text:p>
      <text:p text:style-name="P2"><text:s text:c="8"/>if (childPid == -1) {</text:p>
      <text:p text:style-name="P2"><text:s text:c="12"/>perror("Error forking");</text:p>
      <text:p text:style-name="P2"><text:s text:c="12"/>close(newsockfd);</text:p>
      <text:p text:style-name="P2"><text:s text:c="12"/>continue;</text:p>
      <text:p text:style-name="P2"><text:s text:c="8"/>} </text:p>
      <text:p text:style-name="P2"><text:s text:c="8"/>else if (childPid == 0) { </text:p>
      <text:p text:style-name="P2"><text:s text:c="12"/>close(sockfd); </text:p>
      <text:p text:style-name="P2"/>
      <text:p text:style-name="P2"><text:s text:c="12"/>time_t currentTime;</text:p>
      <text:p text:style-name="P2"><text:s text:c="12"/>time(&amp;currentTime);</text:p>
      <text:p text:style-name="P2"><text:s text:c="12"/>char *timeString = ctime(&amp;currentTime);</text:p>
      <text:p text:style-name="P2"/>
      <text:p text:style-name="P2"><text:s text:c="12"/>int processId = getpid();</text:p>
      <text:p text:style-name="P2"><text:s text:c="12"/>send(newsockfd, &amp;processId, sizeof(processId));</text:p>
      <text:p text:style-name="P2"><text:s text:c="12"/>send(newsockfd, timeString, strlen(timeString) + 1);</text:p>
      <text:p text:style-name="P2"/>
      <text:p text:style-name="P2"><text:s text:c="12"/>printf("Time sent to client from process %d\n", processId);</text:p>
      <text:p text:style-name="P2"/>
      <text:p text:style-name="P2"><text:s text:c="12"/>close(newsockfd);</text:p>
      <text:p text:style-name="P2"><text:s text:c="12"/>exit(0);</text:p>
      <text:p text:style-name="P2"><text:s text:c="8"/>} else { // Parent process</text:p>
      <text:p text:style-name="P2"><text:s text:c="12"/>close(newsockfd); // Parent process doesn't need the client socket</text:p>
      <text:p text:style-name="P2"><text:s text:c="8"/>}</text:p>
      <text:p text:style-name="P2"><text:s text:c="4"/>}</text:p>
      <text:p text:style-name="P2"/>
      <text:p text:style-name="P2"><text:s text:c="4"/>close(sockfd);</text:p>
      <text:p text:style-name="P2"/>
      <text:p text:style-name="P2"><text:s text:c="4"/>return 0;</text:p>
      <text:p text:style-name="P2">}</text:p>
      <text:p text:style-name="P2"/>
      <text:p text:style-name="P2"/>
      <text:p text:style-name="P2">client.c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unistd.h&gt;</text:p>
      <text:p text:style-name="P2">#include &lt;arpa/inet.h&gt;</text:p>
      <text:p text:style-name="P2"/>
      <text:p text:style-name="P2"><text:soft-page-break/>int main() {</text:p>
      <text:p text:style-name="P2"><text:s text:c="4"/>int newsockfd;</text:p>
      <text:p text:style-name="P2"><text:s text:c="4"/>struct sockaddr_in seraddr;</text:p>
      <text:p text:style-name="P2"/>
      <text:p text:style-name="P2"><text:s text:c="4"/>// Create socket</text:p>
      <text:p text:style-name="P2"><text:s text:c="4"/>newsockfd = socket(AF_INET, SOCK_STREAM, 0);</text:p>
      <text:p text:style-name="P2"><text:s text:c="4"/>if (newsockfd == -1) {</text:p>
      <text:p text:style-name="P2"><text:s text:c="8"/>perror("Error creating socket");</text:p>
      <text:p text:style-name="P2"><text:s text:c="8"/>exit(1);</text:p>
      <text:p text:style-name="P2"><text:s text:c="4"/>}</text:p>
      <text:p text:style-name="P2"/>
      <text:p text:style-name="P2"><text:s text:c="4"/>// Configure server address</text:p>
      <text:p text:style-name="P2"><text:s text:c="4"/>seraddr.sin_family = AF_INET;</text:p>
      <text:p text:style-name="P2"><text:s text:c="4"/>seraddr.sin_port = htons(10200); // Use the same port as the server</text:p>
      <text:p text:style-name="P2"><text:s text:c="4"/>seraddr.sin_addr.s_addr = inet_addr("127.0.0.1"); // Use server IP</text:p>
      <text:p text:style-name="P2"/>
      <text:p text:style-name="P2"><text:s text:c="4"/>// Connect to the server</text:p>
      <text:p text:style-name="P2"><text:s text:c="4"/>if (connect(newsockfd, (struct sockaddr*)&amp;seraddr, sizeof(seraddr)) == -1) {</text:p>
      <text:p text:style-name="P2"><text:s text:c="8"/>perror("Error connecting");</text:p>
      <text:p text:style-name="P2"><text:s text:c="8"/>close(newsockfd);</text:p>
      <text:p text:style-name="P2"><text:s text:c="8"/>exit(1);</text:p>
      <text:p text:style-name="P2"><text:s text:c="4"/>}</text:p>
      <text:p text:style-name="P2"/>
      <text:p text:style-name="P2"><text:s text:c="4"/>int processId;</text:p>
      <text:p text:style-name="P2"><text:s text:c="4"/>read(newsockfd, &amp;processId, sizeof(processId));</text:p>
      <text:p text:style-name="P2"/>
      <text:p text:style-name="P2"><text:s text:c="4"/>char timeString[1024];</text:p>
      <text:p text:style-name="P2"><text:s text:c="4"/>read(newsockfd, timeString, sizeof(timeString));</text:p>
      <text:p text:style-name="P2"/>
      <text:p text:style-name="P2"><text:s text:c="4"/>printf("Time received from server (process %d): %s\n", processId, timeString);</text:p>
      <text:p text:style-name="P2"/>
      <text:p text:style-name="P2"><text:s text:c="4"/>close(newsockfd);</text:p>
      <text:p text:style-name="P2"/>
      <text:p text:style-name="P2"><text:s text:c="4"/>return 0;</text:p>
      <text:p text:style-name="P2">}</text:p>
      <text:p text:style-name="P2"/>
      <text:p text:style-name="P2"><draw:frame draw:style-name="fr1" draw:name="Image3" text:anchor-type="char" svg:x="-1.147cm" svg:y="2.021cm" svg:width="18.607cm" svg:height="3.427cm" draw:z-index="2"><draw:image xlink:href="Pictures/10000001000005640000008DC56CACD7159F7E44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 4</text:p>
      <text:p text:style-name="P3"/>
      <text:p text:style-name="P3">server.c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#include &lt;unistd.h&gt;</text:p>
      <text:p text:style-name="P3">#include &lt;stdbool.h&gt;</text:p>
      <text:p text:style-name="P3">#include &lt;arpa/inet.h&gt;</text:p>
      <text:p text:style-name="P3"/>
      <text:p text:style-name="P3">#define MAX_BUFFER_SIZE 1024</text:p>
      <text:p text:style-name="P3"/>
      <text:p text:style-name="P3">// Function to remove duplicate words from a sentence</text:p>
      <text:p text:style-name="P3">void removeDuplicates(char *sentence) {</text:p>
      <text:p text:style-name="P3"><text:s text:c="4"/>char *word;</text:p>
      <text:p text:style-name="P3"><text:s text:c="4"/>char *delim = " ";</text:p>
      <text:p text:style-name="P3"><text:s text:c="4"/>char temp[MAX_BUFFER_SIZE];</text:p>
      <text:p text:style-name="P3"><text:s text:c="4"/>strcpy(temp, sentence);</text:p>
      <text:p text:style-name="P3"><text:s text:c="4"/></text:p>
      <text:p text:style-name="P3"><text:s text:c="4"/>sentence[0] = '\0';</text:p>
      <text:p text:style-name="P3"/>
      <text:p text:style-name="P3"><text:s text:c="4"/>word = strtok(temp, delim);</text:p>
      <text:p text:style-name="P3"><text:s text:c="4"/>strcat(sentence, word);</text:p>
      <text:p text:style-name="P3"/>
      <text:p text:style-name="P3"><text:s text:c="4"/>while ((word = strtok(NULL, delim)) != NULL) {</text:p>
      <text:p text:style-name="P3"><text:s text:c="8"/>if (strstr(sentence, word) == NULL) {</text:p>
      <text:p text:style-name="P3"><text:s text:c="12"/>strcat(sentence, " ");</text:p>
      <text:p text:style-name="P3"><text:s text:c="12"/>strcat(sentence, word);</text:p>
      <text:p text:style-name="P3"><text:s text:c="8"/>}</text:p>
      <text:p text:style-name="P3"><text:s text:c="4"/>}</text:p>
      <text:p text:style-name="P3">}</text:p>
      <text:p text:style-name="P3"/>
      <text:p text:style-name="P3">int main() {</text:p>
      <text:p text:style-name="P3"><text:s text:c="4"/>int serverSocket, clientSocket;</text:p>
      <text:p text:style-name="P3"><text:s text:c="4"/>struct sockaddr_in serverAddr, clientAddr;</text:p>
      <text:p text:style-name="P3"><text:s text:c="4"/>socklen_t addrSize = sizeof(clientAddr);</text:p>
      <text:p text:style-name="P3"><text:s text:c="4"/>pid_t childPid;</text:p>
      <text:p text:style-name="P3"/>
      <text:p text:style-name="P3"><text:s text:c="4"/>serverSocket = socket(AF_INET, SOCK_STREAM, 0);</text:p>
      <text:p text:style-name="P3"><text:s text:c="4"/>if (serverSocket == -1) {</text:p>
      <text:p text:style-name="P3"><text:s text:c="8"/>perror("Error creating socket");</text:p>
      <text:p text:style-name="P3"><text:s text:c="8"/>exit(1);</text:p>
      <text:p text:style-name="P3"><text:s text:c="4"/>}</text:p>
      <text:p text:style-name="P3"/>
      <text:p text:style-name="P3"><text:s text:c="4"/>serverAddr.sin_family = AF_INET;</text:p>
      <text:p text:style-name="P3"><text:s text:c="4"/>serverAddr.sin_port = htons(12345); </text:p>
      <text:p text:style-name="P3"><text:s text:c="4"/>serverAddr.sin_addr.s_addr = INADDR_ANY;</text:p>
      <text:p text:style-name="P3"/>
      <text:p text:style-name="P3"><text:s text:c="4"/>if (bind(serverSocket, (struct sockaddr*)&amp;serverAddr, sizeof(serverAddr)) == -1) {</text:p>
      <text:p text:style-name="P3"><text:s text:c="8"/>perror("Error binding");</text:p>
      <text:p text:style-name="P3"><text:s text:c="8"/>close(serverSocket);</text:p>
      <text:p text:style-name="P3"><text:soft-page-break/><text:s text:c="8"/>exit(1);</text:p>
      <text:p text:style-name="P3"><text:s text:c="4"/>}</text:p>
      <text:p text:style-name="P3"/>
      <text:p text:style-name="P3"><text:s text:c="4"/>if (listen(serverSocket, 10) == -1) {</text:p>
      <text:p text:style-name="P3"><text:s text:c="8"/>perror("Error listening");</text:p>
      <text:p text:style-name="P3"><text:s text:c="8"/>close(serverSocket);</text:p>
      <text:p text:style-name="P3"><text:s text:c="8"/>exit(1);</text:p>
      <text:p text:style-name="P3"><text:s text:c="4"/>}</text:p>
      <text:p text:style-name="P3"/>
      <text:p text:style-name="P3"><text:s text:c="4"/>printf("Server is listening...\n");</text:p>
      <text:p text:style-name="P3"/>
      <text:p text:style-name="P3"><text:s text:c="4"/>while (1) {</text:p>
      <text:p text:style-name="P3"><text:s text:c="8"/>clientSocket = accept(serverSocket, (struct sockaddr*)&amp;clientAddr, &amp;addrSize);</text:p>
      <text:p text:style-name="P3"><text:s text:c="8"/>if (clientSocket == -1) {</text:p>
      <text:p text:style-name="P3"><text:s text:c="12"/>perror("Error accepting connection");</text:p>
      <text:p text:style-name="P3"><text:s text:c="12"/>continue;</text:p>
      <text:p text:style-name="P3"><text:s text:c="8"/>}</text:p>
      <text:p text:style-name="P3"/>
      <text:p text:style-name="P3"><text:s text:c="8"/>childPid = fork();</text:p>
      <text:p text:style-name="P3"><text:s text:c="8"/>if (childPid == -1) {</text:p>
      <text:p text:style-name="P3"><text:s text:c="12"/>perror("Error forking");</text:p>
      <text:p text:style-name="P3"><text:s text:c="12"/>close(clientSocket);</text:p>
      <text:p text:style-name="P3"><text:s text:c="12"/>continue;</text:p>
      <text:p text:style-name="P3"><text:s text:c="8"/>} else if (childPid == 0) { </text:p>
      <text:p text:style-name="P3"><text:s text:c="12"/>close(serverSocket); </text:p>
      <text:p text:style-name="P3"/>
      <text:p text:style-name="P3"><text:s text:c="12"/>char sentence[MAX_BUFFER_SIZE];</text:p>
      <text:p text:style-name="P3"><text:s text:c="12"/>int bytesReceived = recv(clientSocket, sentence, sizeof(sentence), 0);</text:p>
      <text:p text:style-name="P3"><text:s text:c="12"/>if (bytesReceived &lt; 0) {</text:p>
      <text:p text:style-name="P3"><text:s text:c="16"/>perror("Error receiving data");</text:p>
      <text:p text:style-name="P3"><text:s text:c="16"/>close(clientSocket);</text:p>
      <text:p text:style-name="P3"><text:s text:c="16"/>exit(1);</text:p>
      <text:p text:style-name="P3"><text:s text:c="12"/>}</text:p>
      <text:p text:style-name="P3"/>
      <text:p text:style-name="P3"><text:s text:c="12"/>sentence[bytesReceived] = '\0';</text:p>
      <text:p text:style-name="P3"><text:s text:c="12"/></text:p>
      <text:p text:style-name="P3"><text:s text:c="12"/>if (strcmp(sentence, "Stop") == 0) {</text:p>
      <text:p text:style-name="P3"><text:s text:c="16"/>printf("Server process terminated.\n");</text:p>
      <text:p text:style-name="P3"><text:s text:c="16"/>close(clientSocket);</text:p>
      <text:p text:style-name="P3"><text:s text:c="16"/>exit(0);</text:p>
      <text:p text:style-name="P3"><text:s text:c="12"/>}</text:p>
      <text:p text:style-name="P3"/>
      <text:p text:style-name="P3"><text:s text:c="12"/>printf("Received sentence from client: %s\n", sentence);</text:p>
      <text:p text:style-name="P3"/>
      <text:p text:style-name="P3"><text:s text:c="12"/>removeDuplicates(sentence);</text:p>
      <text:p text:style-name="P3"/>
      <text:p text:style-name="P3"><text:s text:c="12"/>send(clientSocket, sentence, strlen(sentence) + 1, 0);</text:p>
      <text:p text:style-name="P3"/>
      <text:p text:style-name="P3"><text:s text:c="12"/>printf("Processed sentence sent back to client.\n");</text:p>
      <text:p text:style-name="P3"/>
      <text:p text:style-name="P3"><text:s text:c="12"/>close(clientSocket);</text:p>
      <text:p text:style-name="P3"><text:s text:c="12"/>exit(0);</text:p>
      <text:p text:style-name="P3"><text:soft-page-break/><text:s text:c="8"/>} </text:p>
      <text:p text:style-name="P3"><text:s text:c="8"/>else</text:p>
      <text:p text:style-name="P3"><text:s text:c="12"/>close(clientSocket); </text:p>
      <text:p text:style-name="P3"><text:s text:c="8"/></text:p>
      <text:p text:style-name="P3"><text:s text:c="4"/>}</text:p>
      <text:p text:style-name="P3"/>
      <text:p text:style-name="P3"><text:s text:c="4"/>close(serverSocket);</text:p>
      <text:p text:style-name="P3"/>
      <text:p text:style-name="P3"><text:s text:c="4"/>return 0;</text:p>
      <text:p text:style-name="P3">}</text:p>
      <text:p text:style-name="P3"/>
      <text:p text:style-name="P3"/>
      <text:p text:style-name="P3">client.c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#include &lt;unistd.h&gt;</text:p>
      <text:p text:style-name="P3">#include &lt;arpa/inet.h&gt;</text:p>
      <text:p text:style-name="P3"/>
      <text:p text:style-name="P3">#define MAX_BUFFER_SIZE 1024</text:p>
      <text:p text:style-name="P3"/>
      <text:p text:style-name="P3">int main() {</text:p>
      <text:p text:style-name="P3"><text:s text:c="4"/>int clientSocket;</text:p>
      <text:p text:style-name="P3"><text:s text:c="4"/>struct sockaddr_in serverAddr;</text:p>
      <text:p text:style-name="P3"/>
      <text:p text:style-name="P3"><text:s text:c="4"/>// Create socket</text:p>
      <text:p text:style-name="P3"><text:s text:c="4"/>clientSocket = socket(AF_INET, SOCK_STREAM, 0);</text:p>
      <text:p text:style-name="P3"><text:s text:c="4"/>if (clientSocket == -1) {</text:p>
      <text:p text:style-name="P3"><text:s text:c="8"/>perror("Error creating socket");</text:p>
      <text:p text:style-name="P3"><text:s text:c="8"/>exit(1);</text:p>
      <text:p text:style-name="P3"><text:s text:c="4"/>}</text:p>
      <text:p text:style-name="P3"/>
      <text:p text:style-name="P3"><text:s text:c="4"/>// Configure server address</text:p>
      <text:p text:style-name="P3"><text:s text:c="4"/>serverAddr.sin_family = AF_INET;</text:p>
      <text:p text:style-name="P3"><text:s text:c="4"/>serverAddr.sin_port = htons(12345); // Use the same port as the server</text:p>
      <text:p text:style-name="P3"><text:s text:c="4"/>serverAddr.sin_addr.s_addr = inet_addr("127.0.0.1"); // Use server IP</text:p>
      <text:p text:style-name="P3"/>
      <text:p text:style-name="P3"><text:s text:c="4"/>// Connect to the server</text:p>
      <text:p text:style-name="P3"><text:s text:c="4"/>if (connect(clientSocket, (struct sockaddr*)&amp;serverAddr, sizeof(serverAddr)) == -1) {</text:p>
      <text:p text:style-name="P3"><text:s text:c="8"/>perror("Error connecting");</text:p>
      <text:p text:style-name="P3"><text:s text:c="8"/>close(clientSocket);</text:p>
      <text:p text:style-name="P3"><text:s text:c="8"/>exit(1);</text:p>
      <text:p text:style-name="P3"><text:s text:c="4"/>}</text:p>
      <text:p text:style-name="P3"/>
      <text:p text:style-name="P3"><text:s text:c="4"/>char sentence[MAX_BUFFER_SIZE];</text:p>
      <text:p text:style-name="P3"/>
      <text:p text:style-name="P3"><text:s text:c="4"/>while (1) {</text:p>
      <text:p text:style-name="P3"><text:s text:c="8"/>printf("Enter a sentence (or 'Stop' to terminate): ");</text:p>
      <text:p text:style-name="P3"><text:s text:c="8"/>fgets(sentence, sizeof(sentence), stdin);</text:p>
      <text:p text:style-name="P3"><text:s text:c="8"/>sentence[strcspn(sentence, "\n")] = '\0'; // Remove trailing newline</text:p>
      <text:p text:style-name="P3"/>
      <text:p text:style-name="P3"><text:soft-page-break/><text:s text:c="8"/>send(clientSocket, sentence, strlen(sentence) + 1, 0);</text:p>
      <text:p text:style-name="P3"/>
      <text:p text:style-name="P3"><text:s text:c="8"/>if (strcmp(sentence, "Stop") == 0) {</text:p>
      <text:p text:style-name="P3"><text:s text:c="12"/>printf("Client process terminated.\n");</text:p>
      <text:p text:style-name="P3"><text:s text:c="12"/>break;</text:p>
      <text:p text:style-name="P3"><text:s text:c="8"/>}</text:p>
      <text:p text:style-name="P3"/>
      <text:p text:style-name="P3"><text:s text:c="8"/>char modifiedSentence[MAX_BUFFER_SIZE];</text:p>
      <text:p text:style-name="P3"><text:s text:c="8"/>recv(clientSocket, modifiedSentence, sizeof(modifiedSentence), 0);</text:p>
      <text:p text:style-name="P3"/>
      <text:p text:style-name="P3"><text:s text:c="8"/>printf("Modified sentence received from server: %s\n", modifiedSentence);</text:p>
      <text:p text:style-name="P3"><text:s text:c="4"/>}</text:p>
      <text:p text:style-name="P3"/>
      <text:p text:style-name="P3"><text:s text:c="4"/>close(clientSocket);</text:p>
      <text:p text:style-name="P3"/>
      <text:p text:style-name="P3"><text:s text:c="4"/>return 0;</text:p>
      <text:p text:style-name="P3"><draw:frame draw:style-name="fr1" draw:name="Image4" text:anchor-type="char" svg:x="-1.212cm" svg:y="0.72cm" svg:width="19.001cm" svg:height="4.473cm" draw:z-index="3"><draw:image xlink:href="Pictures/10000001000005640000008DAA63A79A39D1D7DB.png" xlink:type="simple" xlink:show="embed" xlink:actuate="onLoad" draw:mime-type="image/png"/></draw:frame>}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uestion 4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1:16:26.096041542</meta:creation-date>
    <dc:date>2023-08-11T11:32:59.832146155</dc:date>
    <meta:editing-duration>PT5M53S</meta:editing-duration>
    <meta:editing-cycles>1</meta:editing-cycles>
    <meta:document-statistic meta:table-count="0" meta:image-count="4" meta:object-count="0" meta:page-count="13" meta:paragraph-count="458" meta:word-count="1305" meta:character-count="13017" meta:non-whitespace-character-count="9586"/>
    <meta:generator>LibreOffice/7.3.7.2$Linux_X86_64 LibreOffice_project/30$Build-2</meta:generator>
  </office:meta>
</office:document-meta>
</file>